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/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22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598cm"/>
    </style:style>
    <style:style style:name="co4" style:family="table-column">
      <style:table-column-properties fo:break-before="auto" style:column-width="5.53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able-cell-properties fo:background-color="#bf819e"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14" style:family="table-cell" style:parent-style-name="Default" style:data-style-name="N0">
      <style:table-cell-properties fo:background-color="transparent" fo:border="0.06pt solid #000000"/>
    </style:style>
    <style:style style:name="ce16" style:family="table-cell" style:parent-style-name="Default" style:data-style-name="N0">
      <style:table-cell-properties fo:background-color="transparent" fo:border="0.06pt solid #000000" style:vertical-align="middle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10" style:family="table-cell" style:parent-style-name="Default" style:data-style-name="N0">
      <style:table-cell-properties fo:wrap-option="wrap" style:vertical-align="automatic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33% 58%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position="33% 58%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1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0" table:default-cell-style-name="ce1"/>
        <table:table-row table:style-name="ro1">
          <table:table-cell table:style-name="ce4" office:value-type="string" calcext:value-type="string">
            <text:p>URI 1</text:p>
          </table:table-cell>
          <table:table-cell table:style-name="ce3" office:value-type="string" calcext:value-type="string">
            <text:p>URI 1 has &lt;relationship&gt; URI 2</text:p>
          </table:table-cell>
          <table:table-cell table:style-name="ce3" office:value-type="string" calcext:value-type="string">
            <text:p>URI 2</text:p>
          </table:table-cell>
          <table:table-cell table:style-name="ce3" office:value-type="string" calcext:value-type="string">
            <text:p>URI 2 has &lt;relationship&gt; URI 1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alos_prog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alos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alos_prog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alos-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alos_prog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alos-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coriolis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coriolis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1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1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1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1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1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8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9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0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8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9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S20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envisat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envisat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eo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aqu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eo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aur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eo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terr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er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ers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er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ers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fengyun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FY-3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fengyun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FY-3B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fengyun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FY-3C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fengyun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FY-3D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fengyun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FY-3E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fengyun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FY-3F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fengyun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FY-3G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com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comW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com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comW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com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comW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eodetic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eosat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eodetic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fo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8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9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9_bk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0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0_S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2_S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R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S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T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U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sat_prog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sat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sat_prog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sat-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himawari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himawari-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himawari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himawari-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icesat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icesat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icesat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icesat-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jason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jason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jason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jason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jason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jason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landsat_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landsat_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landsat_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landsat_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landsat_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landsat_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landsat_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landsat_dcm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landsat_8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metop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metOp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metop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metOpB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metop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metOpC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ms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meteosat_8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ms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meteosat_9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ms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meteosat_10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ms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meteosat_1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imbu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imbus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imbu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imbus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imbu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imbus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imbu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imbus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imbu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imbus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imbu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imbus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imbu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imbus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8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9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0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oaa_5<text:span text:style-name="T2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oaa_5<text:span text:style-name="T2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oaa_5<text:span text:style-name="T2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oaa_5<text:span text:style-name="T2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8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oaa_5<text:span text:style-name="T2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9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odin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odin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orbview2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orbview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parasol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parasol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scisat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scisat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spo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spot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spo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spot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spo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spot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spo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spot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spo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spot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plat_spot_prog_follow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spot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plat_spot_prog_follow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spot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plat_topexPoseidon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topexPoseidon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plat_trmm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trmm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terraSAR</text:p>
          </table:table-cell>
          <table:table-cell table:style-name="ce5" office:value-type="string" calcext:value-type="string">
            <text:p>narrower</text:p>
          </table:table-cell>
          <table:table-cell table:style-name="ce5" office:value-type="string" calcext:value-type="string">
            <text:p>plat_hrws_sar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terraSAR</text:p>
          </table:table-cell>
          <table:table-cell table:style-name="ce5" office:value-type="string" calcext:value-type="string">
            <text:p>narrower</text:p>
          </table:table-cell>
          <table:table-cell table:style-name="ce5" office:value-type="string" calcext:value-type="string">
            <text:p>plat_tsx_ng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terraSAR</text:p>
          </table:table-cell>
          <table:table-cell table:style-name="ce5" office:value-type="string" calcext:value-type="string">
            <text:p>narrower</text:p>
          </table:table-cell>
          <table:table-cell table:style-name="ce5" office:value-type="string" calcext:value-type="string">
            <text:p>plat_tandem_X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terraSAR</text:p>
          </table:table-cell>
          <table:table-cell table:style-name="ce5" office:value-type="string" calcext:value-type="string">
            <text:p>narrower</text:p>
          </table:table-cell>
          <table:table-cell table:style-name="ce5" office:value-type="string" calcext:value-type="string">
            <text:p>plat_terraSar_X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1_prog</text:p>
          </table:table-cell>
          <table:table-cell table:style-name="ce5" office:value-type="string" calcext:value-type="string">
            <text:p>narrower</text:p>
          </table:table-cell>
          <table:table-cell table:style-name="ce10" office:value-type="string" calcext:value-type="string">
            <text:p>plat_sentinel1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1_prog</text:p>
          </table:table-cell>
          <table:table-cell table:style-name="ce5" office:value-type="string" calcext:value-type="string">
            <text:p>narrower</text:p>
          </table:table-cell>
          <table:table-cell table:style-name="ce10" office:value-type="string" calcext:value-type="string">
            <text:p>plat_sentinel1b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2_prog</text:p>
          </table:table-cell>
          <table:table-cell table:style-name="ce5" office:value-type="string" calcext:value-type="string">
            <text:p>narrower</text:p>
          </table:table-cell>
          <table:table-cell table:style-name="ce10" office:value-type="string" calcext:value-type="string">
            <text:p>plat_sentinel2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2_prog</text:p>
          </table:table-cell>
          <table:table-cell table:style-name="ce5" office:value-type="string" calcext:value-type="string">
            <text:p>narrower</text:p>
          </table:table-cell>
          <table:table-cell table:style-name="ce10" office:value-type="string" calcext:value-type="string">
            <text:p>plat_sentinel2b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_prog</text:p>
          </table:table-cell>
          <table:table-cell table:style-name="ce5" office:value-type="string" calcext:value-type="string">
            <text:p>narrower</text:p>
          </table:table-cell>
          <table:table-cell table:style-name="ce10" office:value-type="string" calcext:value-type="string">
            <text:p>plat_sentinel3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_prog</text:p>
          </table:table-cell>
          <table:table-cell table:style-name="ce5" office:value-type="string" calcext:value-type="string">
            <text:p>narrower</text:p>
          </table:table-cell>
          <table:table-cell table:style-name="ce10" office:value-type="string" calcext:value-type="string">
            <text:p>plat_sentinel3b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24" office:value-type="string" calcext:value-type="string">
            <text:p>plat_saral_prog</text:p>
          </table:table-cell>
          <table:table-cell table:style-name="ce5" office:value-type="string" calcext:value-type="string">
            <text:p>narrower</text:p>
          </table:table-cell>
          <table:table-cell table:style-name="ce10" office:value-type="string" calcext:value-type="string">
            <text:p>plat_saral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24" office:value-type="string" calcext:value-type="string">
            <text:p>plat_grace_prog</text:p>
          </table:table-cell>
          <table:table-cell table:style-name="ce5" office:value-type="string" calcext:value-type="string">
            <text:p>narrower</text:p>
          </table:table-cell>
          <table:table-cell office:value-type="string" calcext:value-type="string">
            <text:p>plat_grace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24" office:value-type="string" calcext:value-type="string">
            <text:p>plat_cryosat_prog</text:p>
          </table:table-cell>
          <table:table-cell table:style-name="ce5" office:value-type="string" calcext:value-type="string">
            <text:p>narrower</text:p>
          </table:table-cell>
          <table:table-cell office:value-type="string" calcext:value-type="string">
            <text:p>plat_cryosat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jpss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snpp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mos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smos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1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2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3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3_adc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3_xadc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4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5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5_iodc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6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6_iodc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7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7_iodc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noaa_4th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tiros_n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ac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sac_d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proba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probaV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map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smap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radarsat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radarsat2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5p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sentinel5p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oco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oco2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csk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csk1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csk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csk2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csk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csk3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csk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csk4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gpm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gpm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 table:number-rows-repeated="104840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AMF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/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5:42:53.1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Authorised User</meta:initial-creator>
    <meta:creation-date>2015-11-03T10:19:00Z</meta:creation-date>
    <dc:date>2021-05-10T15:43:12.170000000</dc:date>
    <meta:editing-cycles>60</meta:editing-cycles>
    <meta:editing-duration>PT11H16M51S</meta:editing-duration>
    <meta:document-statistic meta:table-count="1" meta:cell-count="668" meta:object-count="0"/>
  </office:meta>
</office:document-meta>
</file>